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sen hiiren painike mahdollistaa draggauksen.</text:p>
      <text:p text:style-name="Standard">Hiiren rulla zoomauksen.</text:p>
      <text:p text:style-name="Standard">Steps kertoo algoritmin iteraatioiden määrän.</text:p>
      <text:p text:style-name="Standard"/>
      <text:p text:style-name="Standard">Generation:</text:p>
      <text:p text:style-name="Standard"><text:tab/>Generate random graph:</text:p>
      <text:p text:style-name="Standard"><text:tab/><text:tab/>Luo satunnaisen graafin.</text:p>
      <text:p text:style-name="Standard"><text:tab/>Configurate random graph generation:</text:p>
      <text:p text:style-name="Standard"><text:tab/><text:tab/>Mahdollistaa graafin luonnin säätämisen</text:p>
      <text:p text:style-name="Standard"><text:tab/><text:tab/>Nodes:</text:p>
      <text:p text:style-name="Standard"><text:tab/><text:tab/><text:tab/>Solmujen määrä</text:p>
      <text:p text:style-name="Standard"><text:tab/><text:tab/>Edges:</text:p>
      <text:p text:style-name="Standard"><text:tab/><text:tab/><text:tab/>Kaarien määrä</text:p>
      <text:p text:style-name="Standard"><text:tab/><text:tab/>Max weight:</text:p>
      <text:p text:style-name="Standard"><text:tab/><text:tab/><text:tab/>Maksimi paino 0 lähtien</text:p>
      <text:p text:style-name="Standard">Calculation:</text:p>
      <text:p text:style-name="Standard"><text:tab/>Step:</text:p>
      <text:p text:style-name="Standard"><text:tab/><text:tab/>Askeltaa algoritmia</text:p>
      <text:p text:style-name="Standard"><text:tab/>Calculate:</text:p>
      <text:p text:style-name="Standard"><text:tab/><text:tab/>Askeltaa automaagisesti</text:p>
      <text:p text:style-name="Standard"><text:tab/>Configurate visual calculation:</text:p>
      <text:p text:style-name="Standard"><text:tab/><text:tab/>Mahdollistaa algoritmin säätämisen</text:p>
      <text:p text:style-name="Standard"><text:tab/><text:tab/>Optimisation:</text:p>
      <text:p text:style-name="Standard"><text:tab/><text:tab/><text:tab/>Barnes-Hut optimoinnin arvo</text:p>
      <text:p text:style-name="Standard">Window:</text:p>
      <text:p text:style-name="Standard"><text:tab/>Refresh:</text:p>
      <text:p text:style-name="Standard"><text:tab/><text:tab/>Alustaa algoritmin uudelleen</text:p>
      <text:p text:style-name="Standard"><text:tab/><text:tab/>Antaa uuden satunnaisen aloitus tilan</text:p>
      <text:p text:style-name="Standard"><text:tab/>Focus:</text:p>
      <text:p text:style-name="Standard"><text:tab/><text:tab/>Nollaa zoomauksen ja drag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16T23:50:15.28</meta:creation-date>
    <meta:document-statistic meta:table-count="0" meta:image-count="0" meta:object-count="0" meta:page-count="1" meta:paragraph-count="29" meta:word-count="72" meta:character-count="650"/>
    <dc:date>2013-06-16T23:58:21.57</dc:date>
    <meta:editing-duration>PT8M7S</meta:editing-duration>
    <meta:editing-cycles>1</meta:editing-cycles>
    <meta:generator>LibreOffice/3.3$Win32 LibreOffice_project/330m19$Build-202</meta:generator>
  </office:meta>
</office:document-meta>
</file>